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ption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P2" style:family="paragraph">
      <style:paragraph-properties fo:margin-left="0.101cm" fo:margin-right="0cm" fo:margin-top="0.101cm" fo:margin-bottom="0cm" fo:text-indent="0cm">
        <style:tab-stops/>
      </style:paragraph-properties>
    </style:style>
    <style:style style:name="P3" style:family="paragraph">
      <style:paragraph-properties fo:margin-left="0.101cm" fo:margin-right="0cm" fo:margin-top="0.101cm" fo:margin-bottom="0cm" fo:text-indent="0cm">
        <style:tab-stops/>
      </style:paragraph-properties>
      <style:text-properties style:font-name="Liberation Sans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"/>
    </style:style>
    <style:style style:name="P6" style:family="paragraph">
      <style:paragraph-properties fo:margin-left="0.101cm" fo:margin-right="0cm" fo:margin-top="0.101cm" fo:margin-bottom="0cm" fo:text-align="center" fo:text-indent="0cm">
        <style:tab-stops/>
      </style:paragraph-properties>
    </style:style>
    <style:style style:name="P7" style:family="paragraph">
      <style:paragraph-properties fo:margin-left="0.101cm" fo:margin-right="0cm" fo:margin-top="0.101cm" fo:margin-bottom="0cm" fo:text-align="center" fo:text-indent="0cm">
        <style:tab-stops/>
      </style:paragraph-properties>
      <style:text-properties style:font-name="Liberation Sans"/>
    </style:style>
    <style:style style:name="P8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style:font-size-asian="10pt" style:font-size-complex="10pt"/>
    </style:style>
    <style:style style:name="gr1" style:family="graphic">
      <style:graphic-properties draw:stroke="dash" draw:stroke-dash="Fine_20_Dashed" svg:stroke-color="#000000" draw:fill="none" draw:fill-color="#ffffff" fo:min-height="6.339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000000" draw:fill="none" draw:fill-color="#ffffff" draw:textarea-vertical-align="middle" fo:min-height="1.16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0000" draw:marker-start-width="0.432cm" draw:marker-end-width="0.432cm" draw:fill="none" draw:fill-color="#ffffff" draw:textarea-vertical-align="middle" fo:min-height="1.122cm" fo:padding-top="0.125cm" fo:padding-bottom="0.125cm" fo:padding-left="0.125cm" fo:padding-right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="Line_20_Arrow" draw:marker-start-width="0.33cm" draw:marker-end="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start="" draw:marker-start-width="0.33cm" draw:marker-end="Arrow_20_concave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813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355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000000" draw:marker-start="Arrow_20_concave" draw:marker-start-width="0.33cm" draw:marker-end="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otted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000000" draw:marker-start="" draw:marker-start-width="0.33cm" draw:marker-end="Line_20_Arrow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" svg:stroke-color="#000000" draw:fill="none" draw:fill-color="#ffffff" fo:min-height="0.84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8" draw:style-name="gr6" draw:text-style-name="P4" svg:x1="13.441cm" svg:y1="2.565cm" svg:x2="13.459cm" svg:y2="3.572cm"><text:p/></draw:line><draw:line text:anchor-type="paragraph" draw:z-index="11" draw:style-name="gr6" draw:text-style-name="P4" svg:x1="2.769cm" svg:y1="1.879cm" svg:x2="5.547cm" svg:y2="2.676cm"><text:p/></draw:line><draw:line text:anchor-type="paragraph" draw:z-index="12" draw:style-name="gr6" draw:text-style-name="P4" svg:x1="7.311cm" svg:y1="4.584cm" svg:x2="7.311cm" svg:y2="3.6cm"><text:p/></draw:line><draw:line text:anchor-type="paragraph" draw:z-index="13" draw:style-name="gr7" draw:text-style-name="P4" svg:x1="10.336cm" svg:y1="4.935cm" svg:x2="8.431cm" svg:y2="3.6cm"><text:p/></draw:line><draw:line text:anchor-type="paragraph" draw:z-index="15" draw:style-name="gr7" draw:text-style-name="P4" svg:x1="8.431cm" svg:y1="3.239cm" svg:x2="10.883cm" svg:y2="4.936cm"><text:p/></draw:line><draw:line text:anchor-type="paragraph" draw:z-index="17" draw:style-name="gr6" draw:text-style-name="P4" svg:x1="11.721cm" svg:y1="2.092cm" svg:x2="11.941cm" svg:y2="1.265cm"><text:p/></draw:line><draw:line text:anchor-type="paragraph" draw:z-index="18" draw:style-name="gr6" draw:text-style-name="P4" svg:x1="10.733cm" svg:y1="2.438cm" svg:x2="8.431cm" svg:y2="2.438cm"><text:p/></draw:line><draw:line text:anchor-type="paragraph" draw:z-index="19" draw:style-name="gr10" draw:text-style-name="P4" svg:x1="6.385cm" svg:y1="7.073cm" svg:x2="6.385cm" svg:y2="5.454cm"><text:p/></draw:line><draw:line text:anchor-type="paragraph" draw:z-index="20" draw:style-name="gr7" draw:text-style-name="P4" svg:x1="6.888cm" svg:y1="7.073cm" svg:x2="6.888cm" svg:y2="5.454cm"><text:p/></draw:line><draw:line text:anchor-type="paragraph" draw:z-index="25" draw:style-name="gr6" draw:text-style-name="P4" svg:x1="4.621cm" svg:y1="3.009cm" svg:x2="5.547cm" svg:y2="3.009cm"><text:p/></draw:line><draw:line text:anchor-type="paragraph" draw:z-index="26" draw:style-name="gr6" draw:text-style-name="P4" svg:x1="5.548cm" svg:y1="4.666cm" svg:x2="4.163cm" svg:y2="3.387cm"><text:p/></draw:line><draw:line text:anchor-type="paragraph" draw:z-index="27" draw:style-name="gr6" draw:text-style-name="P4" svg:x1="2.134cm" svg:y1="1.879cm" svg:x2="2.646cm" svg:y2="2.599cm"><text:p/></draw:line><draw:line text:anchor-type="paragraph" draw:z-index="28" draw:style-name="gr12" draw:text-style-name="P4" svg:x1="2.972cm" svg:y1="4.299cm" svg:x2="2.972cm" svg:y2="3.387cm"><text:p/></draw:line><draw:line text:anchor-type="paragraph" draw:z-index="29" draw:style-name="gr12" draw:text-style-name="P4" svg:x1="1.79cm" svg:y1="4.299cm" svg:x2="1.79cm" svg:y2="1.879cm"><text:p/></draw:line><draw:line text:anchor-type="paragraph" draw:z-index="30" draw:style-name="gr12" draw:text-style-name="P4" svg:x1="3.669cm" svg:y1="4.897cm" svg:x2="5.548cm" svg:y2="4.897cm"><text:p/></draw:line><draw:line text:anchor-type="paragraph" draw:z-index="31" draw:style-name="gr12" draw:text-style-name="P4" svg:x1="0.953cm" svg:y1="5.486cm" svg:x2="0.953cm" svg:y2="1.879cm"><text:p/></draw:line><draw:line text:anchor-type="paragraph" draw:z-index="32" draw:style-name="gr12" draw:text-style-name="P4" svg:x1="3.687cm" svg:y1="5.849cm" svg:x2="5.548cm" svg:y2="5.454cm"><text:p/></draw:line><draw:line text:anchor-type="paragraph" draw:z-index="33" draw:style-name="gr12" draw:text-style-name="P4" svg:x1="8.431cm" svg:y1="3.08cm" svg:x2="12.25cm" svg:y2="3.572cm"><text:p/></draw:line><draw:line text:anchor-type="paragraph" draw:z-index="34" draw:style-name="gr6" draw:text-style-name="P4" svg:x1="10.989cm" svg:y1="1.265cm" svg:x2="8.431cm" svg:y2="2.228cm"><text:p/></draw:line><draw:line text:anchor-type="paragraph" draw:z-index="35" draw:style-name="gr6" draw:text-style-name="P4" svg:x1="3.687cm" svg:y1="5.454cm" svg:x2="5.76cm" svg:y2="3.6cm"><text:p/></draw:line><draw:line text:anchor-type="paragraph" draw:z-index="40" draw:style-name="gr6" draw:text-style-name="P4" svg:x1="5.265cm" svg:y1="1.669cm" svg:x2="6.191cm" svg:y2="1.669cm"><text:p/></draw:line><draw:line text:anchor-type="paragraph" draw:z-index="41" draw:style-name="gr6" draw:text-style-name="P4" svg:x1="4.842cm" svg:y1="1.563cm" svg:x2="6.006cm" svg:y2="2.228cm"><text:p/></draw:line><draw:line text:anchor-type="paragraph" draw:z-index="42" draw:style-name="gr6" draw:text-style-name="P4" svg:x1="8.211cm" svg:y1="1.386cm" svg:x2="6.862cm" svg:y2="2.227cm"><text:p/></draw:line><draw:frame text:anchor-type="paragraph" draw:z-index="5" draw:style-name="gr2" draw:text-style-name="P5" svg:width="2.885cm" svg:height="0.789cm" svg:x="12.25cm" svg:y="3.572cm"><draw:text-box><text:p text:style-name="P4"><text:span text:style-name="T1">core</text:span></text:p></draw:text-box></draw:frame><draw:frame text:anchor-type="paragraph" draw:z-index="0" draw:style-name="gr1" draw:text-style-name="P3" svg:width="15.56cm" svg:height="6.541cm" svg:x="0.205cm" svg:y="0.109cm"><draw:text-box><text:p text:style-name="P2"><text:span text:style-name="T1">idfind</text:span></text:p></draw:text-box></draw:frame><draw:frame text:anchor-type="paragraph" draw:z-index="7" draw:style-name="gr5" draw:text-style-name="P5" svg:width="2.885cm" svg:height="1.373cm" svg:x="5.547cm" svg:y="2.228cm"><draw:text-box><text:p text:style-name="P4"><text:span text:style-name="T1">web</text:span></text:p></draw:text-box></draw:frame><draw:frame text:anchor-type="paragraph" draw:z-index="6" draw:style-name="gr2" draw:text-style-name="P5" svg:width="2.885cm" svg:height="0.789cm" svg:x="10.989cm" svg:y="0.476cm"><draw:text-box><text:p text:style-name="P4"><text:span text:style-name="T1">importer</text:span></text:p></draw:text-box></draw:frame><draw:frame text:anchor-type="paragraph" draw:z-index="1" draw:style-name="gr2" draw:text-style-name="P5" svg:width="2.885cm" svg:height="0.789cm" svg:x="5.547cm" svg:y="4.665cm"><draw:text-box><text:p text:style-name="P4"><text:span text:style-name="T1">dao</text:span></text:p></draw:text-box></draw:frame><draw:frame text:anchor-type="paragraph" draw:z-index="2" draw:style-name="gr2" draw:text-style-name="P5" svg:width="1.35cm" svg:height="0.789cm" svg:x="10.733cm" svg:y="2.17cm"><draw:text-box><text:p text:style-name="P4"><text:span text:style-name="T1">util</text:span></text:p></draw:text-box></draw:frame><draw:frame text:anchor-type="paragraph" draw:z-index="3" draw:style-name="gr3" draw:text-style-name="P5" svg:width="15.426cm" svg:height="0.789cm" svg:x="0.229cm" svg:y="7.073cm"><draw:text-box><text:p text:style-name="P4"><text:span text:style-name="T1">elasticsearch data store</text:span></text:p></draw:text-box></draw:frame><draw:frame text:anchor-type="paragraph" draw:z-index="9" draw:style-name="gr2" draw:text-style-name="P8" svg:width="2.885cm" svg:height="0.789cm" svg:x="12.48cm" svg:y="1.776cm"><draw:text-box><text:p text:style-name="P4"><text:span text:style-name="T2">default_settings</text:span></text:p></draw:text-box></draw:frame><draw:frame text:anchor-type="paragraph" draw:z-index="4" draw:style-name="gr4" draw:text-style-name="P7" svg:width="5.001cm" svg:height="1.366cm" svg:x="10.336cm" svg:y="4.935cm"><draw:text-box><text:p text:style-name="P6"><text:span text:style-name="T1">Front-end (HTML UI)</text:span></text:p></draw:text-box></draw:frame><draw:frame text:anchor-type="paragraph" draw:z-index="10" draw:style-name="gr2" draw:text-style-name="P5" svg:width="2.012cm" svg:height="0.789cm" svg:x="0.758cm" svg:y="1.09cm"><draw:text-box><text:p text:style-name="P4"><text:span text:style-name="T1">config</text:span></text:p></draw:text-box></draw:frame><draw:frame text:anchor-type="paragraph" draw:z-index="14" draw:style-name="gr8" draw:text-style-name="P8" svg:width="1.721cm" svg:height="1.015cm" svg:x="8.705cm" svg:y="4.627cm"><draw:text-box><text:p text:style-name="P4"><text:span text:style-name="T2">&lt;submits form&gt;</text:span></text:p></draw:text-box></draw:frame><draw:frame text:anchor-type="paragraph" draw:z-index="16" draw:style-name="gr9" draw:text-style-name="P8" svg:width="2.091cm" svg:height="0.609cm" svg:x="9.454cm" svg:y="3.699cm"><draw:text-box><text:p text:style-name="P4"><text:span text:style-name="T2">&lt;produces&gt;</text:span></text:p></draw:text-box></draw:frame><draw:frame text:anchor-type="paragraph" draw:z-index="21" draw:style-name="gr9" draw:text-style-name="P8" svg:width="2.197cm" svg:height="1.015cm" svg:x="6.888cm" svg:y="5.56cm"><draw:text-box><text:p text:style-name="P4"><text:span text:style-name="T2">&lt;save and get data&gt;</text:span></text:p></draw:text-box></draw:frame><draw:frame text:anchor-type="paragraph" draw:z-index="22" draw:style-name="gr11" draw:text-style-name="P5" svg:width="2.32cm" svg:height="0.789cm" svg:x="1.349cm" svg:y="4.299cm"><draw:text-box><text:p text:style-name="P4"><text:span text:style-name="T1">tweetlisten</text:span></text:p></draw:text-box></draw:frame><draw:frame text:anchor-type="paragraph" draw:z-index="23" draw:style-name="gr11" draw:text-style-name="P5" svg:width="1.994cm" svg:height="0.789cm" svg:x="2.646cm" svg:y="2.598cm"><draw:text-box><text:p text:style-name="P4"><text:span text:style-name="T1">identifier</text:span></text:p></draw:text-box></draw:frame><draw:frame text:anchor-type="paragraph" draw:z-index="24" draw:style-name="gr11" draw:text-style-name="P5" svg:width="2.885cm" svg:height="0.789cm" svg:x="0.803cm" svg:y="5.486cm"><draw:text-box><text:p text:style-name="P4"><text:span text:style-name="T1">iomanager</text:span></text:p></draw:text-box></draw:frame><draw:frame text:anchor-type="paragraph" draw:z-index="36" draw:style-name="gr13" draw:text-style-name="P3" svg:width="3.44cm" svg:height="1.049cm" svg:x="3.113cm" svg:y="0.515cm"><draw:text-box><text:p text:style-name="P2"><text:span text:style-name="T1">auth</text:span></text:p></draw:text-box></draw:frame><draw:frame text:anchor-type="paragraph" draw:z-index="37" draw:style-name="gr11" draw:text-style-name="P5" svg:width="2.012cm" svg:height="0.789cm" svg:x="4.366cm" svg:y="0.651cm"><draw:text-box><text:p text:style-name="P4"><text:span text:style-name="T1">collection</text:span></text:p></draw:text-box></draw:frame><draw:frame text:anchor-type="paragraph" draw:z-index="38" draw:style-name="gr13" draw:text-style-name="P3" svg:width="3.282cm" svg:height="1.049cm" svg:x="7.029cm" svg:y="0.568cm"><draw:text-box><text:p text:style-name="P2"><text:span text:style-name="T1">view</text:span></text:p></draw:text-box></draw:frame><draw:frame text:anchor-type="paragraph" draw:z-index="39" draw:style-name="gr2" draw:text-style-name="P5" svg:width="2.012cm" svg:height="0.789cm" svg:x="8.211cm" svg:y="0.739cm"><draw:text-box><text:p text:style-name="P4"><text:span text:style-name="T1">accoun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 1500 3000h-3000zm0 447-1176 2353h2353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cm" fo:page-height="7.999cm" style:num-format="1" style:print-orientation="landscape" fo:margin="0cm" fo:margin-top="0cm" fo:margin-bottom="0cm" fo:margin-left="0cm" fo:margin-right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25:02</meta:creation-date>
    <dc:date>2013-04-23T19:12:39.34</dc:date>
    <meta:editing-duration>PT21H24M55S</meta:editing-duration>
    <meta:editing-cycles>48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